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500000149613A758A9D1D48DD.png" manifest:media-type="image/png"/>
  <manifest:file-entry manifest:full-path="Pictures/100000000000028E0000015684A72E22A68B6C00.png" manifest:media-type="image/png"/>
  <manifest:file-entry manifest:full-path="Pictures/1000000000000245000001581A950A0CDD2D7D1C.png" manifest:media-type="image/png"/>
  <manifest:file-entry manifest:full-path="Pictures/10000000000002A200000151BC36FFC6C6398922.png" manifest:media-type="image/png"/>
  <manifest:file-entry manifest:full-path="Pictures/10000000000002A10000007AF3EDC246D395FDB1.png" manifest:media-type="image/png"/>
  <manifest:file-entry manifest:full-path="Pictures/1000000000000246000000B061344B5E7A3150E1.png" manifest:media-type="image/png"/>
  <manifest:file-entry manifest:full-path="Pictures/10000000000002560000010FCC8B5B15CFCB690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724e" officeooo:paragraph-rsid="0015724e"/>
    </style:style>
    <style:style style:name="P2" style:family="paragraph" style:parent-style-name="Standard">
      <style:text-properties fo:font-weight="bold" officeooo:rsid="0015724e" officeooo:paragraph-rsid="0015724e" style:font-weight-asian="bold" style:font-weight-complex="bold"/>
    </style:style>
    <style:style style:name="P3" style:family="paragraph" style:parent-style-name="Standard">
      <style:text-properties officeooo:rsid="00166188" officeooo:paragraph-rsid="00166188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makina.conf</text:p>
      <text:p text:style-name="P1"/>
      <text:p text:style-name="P1"><draw:frame draw:style-name="fr3" draw:name="Imagen4" text:anchor-type="char" svg:width="13.843cm" svg:height="7.239cm" draw:z-index="2"><draw:image xlink:href="Pictures/100000000000028E0000015684A72E22A68B6C00.png" xlink:type="simple" xlink:show="embed" xlink:actuate="onLoad" draw:mime-type="image/png"/></draw:frame></text:p>
      <text:p text:style-name="P1"><draw:frame draw:style-name="fr2" draw:name="Imagen5" text:anchor-type="char" svg:x="2.233cm" svg:y="0.106cm" svg:width="12.298cm" svg:height="7.281cm" draw:z-index="3"><draw:image xlink:href="Pictures/1000000000000245000001581A950A0CDD2D7D1C.png" xlink:type="simple" xlink:show="embed" xlink:actuate="onLoad" draw:mime-type="image/png"/></draw:frame></text:p>
      <text:p text:style-name="P1"/>
      <text:p text:style-name="P1"/>
      <text:p text:style-name="P1"><text:span text:style-name="T1">Miotramakina.conf</text:span></text:p>
      <text:p text:style-name="P1"><text:span text:style-name="T1"/></text:p>
      <text:p text:style-name="P1"><draw:frame draw:style-name="fr2" draw:name="Imagen7" text:anchor-type="char" svg:x="1.508cm" svg:y="0cm" svg:width="14.266cm" svg:height="7.133cm" draw:z-index="5"><draw:image xlink:href="Pictures/10000000000002A200000151BC36FFC6C6398922.png" xlink:type="simple" xlink:show="embed" xlink:actuate="onLoad" draw:mime-type="image/png"/></draw:frame></text:p>
      <text:p text:style-name="P1"/>
      <text:p text:style-name="P3"><draw:frame draw:style-name="fr2" draw:name="Imagen2" text:anchor-type="char" svg:x="2.291cm" svg:y="-0.007cm" svg:width="12.319cm" svg:height="3.725cm" draw:z-index="0"><draw:image xlink:href="Pictures/1000000000000246000000B061344B5E7A3150E1.png" xlink:type="simple" xlink:show="embed" xlink:actuate="onLoad" draw:mime-type="image/png"/></draw:frame><draw:frame draw:style-name="fr1" draw:name="Imagen3" text:anchor-type="char" svg:x="1.52cm" svg:y="3.828cm" svg:width="14.245cm" svg:height="2.582cm" draw:z-index="1"><draw:image xlink:href="Pictures/10000000000002A10000007AF3EDC246D395FDB1.png" xlink:type="simple" xlink:show="embed" xlink:actuate="onLoad" draw:mime-type="image/png"/></draw:frame><text:soft-page-break/></text:p>
      <text:p text:style-name="P1"><draw:frame draw:style-name="fr2" draw:name="Imagen6" text:anchor-type="char" svg:x="1.575cm" svg:y="0.48cm" svg:width="13.991cm" svg:height="6.964cm" draw:z-index="4"><draw:image xlink:href="Pictures/100000000000029500000149613A758A9D1D48DD.png" xlink:type="simple" xlink:show="embed" xlink:actuate="onLoad" draw:mime-type="image/png"/></draw:frame><draw:frame draw:style-name="fr1" draw:name="Imagen1" text:anchor-type="char" svg:x="2.265cm" svg:y="8.797cm" svg:width="12.658cm" svg:height="5.736cm" draw:z-index="6"><draw:image xlink:href="Pictures/10000000000002560000010FCC8B5B15CFCB690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4T17:45:47.368000000</meta:creation-date>
    <dc:date>2022-02-14T17:57:23.192000000</dc:date>
    <meta:editing-duration>PT11M35S</meta:editing-duration>
    <meta:editing-cycles>2</meta:editing-cycles>
    <meta:generator>LibreOffice/7.2.1.2$Windows_X86_64 LibreOffice_project/87b77fad49947c1441b67c559c339af8f3517e22</meta:generator>
    <meta:document-statistic meta:table-count="0" meta:image-count="7" meta:object-count="0" meta:page-count="2" meta:paragraph-count="2" meta:word-count="2" meta:character-count="30" meta:non-whitespace-character-count="30"/>
  </office:meta>
</office:document-meta>
</file>